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5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DataArea" table:target-range-address="Sheet1.B2:Sheet1.F7"/>
        <table:database-range table:name="FilterDescriptor" table:target-range-address="Sheet1.A45:Sheet1.C52" table:display-filter-buttons="true">
          <table:filter>
            <table:filter-and>
              <table:filter-condition table:field-number="0" table:value="7" table:operator="=">
                <table:filter-set-item table:value="7"/>
                <table:filter-set-item table:value="1"/>
                <table:filter-set-item table:value="2"/>
              </table:filter-condition>
              <table:filter-condition table:field-number="2" table:value="4" table:operator="=">
                <table:filter-set-item table:value="4"/>
                <table:filter-set-item table:value="9"/>
              </table:filter-condition>
            </table:filter-and>
          </table:filter>
        </table:database-range>
        <table:database-range table:name="ImportDescriptor" table:target-range-address="Sheet1.A64:Sheet1.C69"/>
        <table:database-range table:name="OldName" table:target-range-address="Sheet1.H3:Sheet1.I7"/>
        <table:database-range table:name="SortDescriptor" table:target-range-address="Sheet1.A16:Sheet1.C22" table:display-filter-buttons="true">
          <table:filter>
            <table:filter-or>
              <table:filter-condition table:field-number="1" table:value="5" table:operator="="/>
            </table:filter-or>
          </table:filter>
        </table:database-range>
        <table:database-range table:name="SubtotalDescriptor" table:target-range-address="Sheet1.A30:Sheet1.C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2-28T19:57:36</meta:creation-date>
    <meta:generator>LibreOffice/3.6$Linux_X86_64 LibreOffice_project/bc7110a-39746e8-e3f4c5</meta:generator>
    <dc:date>2012-02-16T00:43:38</dc:date>
    <meta:editing-duration>PT5M33S</meta:editing-duration>
    <meta:editing-cycles>6</meta:editing-cycles>
    <meta:document-statistic meta:table-count="3" meta:cell-count="63" meta:object-count="0"/>
  </office:meta>
</office:document-meta>
</file>